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/>
      <style:text-properties officeooo:rsid="0001696e" officeooo:paragraph-rsid="0001696e"/>
    </style:style>
    <style:style style:name="P2" style:family="paragraph" style:parent-style-name="Preformatted_20_Text">
      <style:text-properties officeooo:rsid="0001696e" officeooo:paragraph-rsid="0001f810"/>
    </style:style>
    <style:style style:name="P3" style:family="paragraph" style:parent-style-name="Preformatted_20_Text" style:master-page-name="">
      <loext:graphic-properties draw:fill="none"/>
      <style:paragraph-properties fo:margin-left="0.499cm" fo:margin-right="0cm" fo:margin-top="0cm" fo:margin-bottom="0cm" style:contextual-spacing="false" fo:text-indent="0cm" style:auto-text-indent="false" style:page-number="auto" fo:background-color="transparent"/>
      <style:text-properties officeooo:rsid="0001696e" officeooo:paragraph-rsid="0001f810"/>
    </style:style>
    <style:style style:name="P4" style:family="paragraph" style:parent-style-name="Preformatted_20_Text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/>
      <style:text-properties officeooo:rsid="0001eddd" officeooo:paragraph-rsid="0001eddd"/>
    </style:style>
    <style:style style:name="P5" style:family="paragraph" style:parent-style-name="Preformatted_20_Text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/>
      <style:text-properties officeooo:rsid="0001f810" officeooo:paragraph-rsid="0001f810"/>
    </style:style>
    <style:style style:name="P6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officeooo:rsid="0001f810" officeooo:paragraph-rsid="0001f810"/>
    </style:style>
    <style:style style:name="P7" style:family="paragraph" style:parent-style-name="Preformatted_20_Text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/>
      <style:text-properties officeooo:rsid="000395f6" officeooo:paragraph-rsid="000395f6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officeooo:rsid="0001f8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ia 1:</text:span></text:p>
      <text:p text:style-name="P3">Passing knowledge</text:p>
      <text:p text:style-name="P1">renowned</text:p>
      <text:p text:style-name="P1">odd term</text:p>
      <text:p text:style-name="P1">dispel it</text:p>
      <text:p text:style-name="P1">was founded upon equal footing</text:p>
      <text:p text:style-name="P5">upon</text:p>
      <text:p text:style-name="P1">outgrown</text:p>
      <text:p text:style-name="P1">scolarship</text:p>
      <text:p text:style-name="P1">adamant</text:p>
      <text:p text:style-name="P1">pampered</text:p>
      <text:p text:style-name="P1">pry</text:p>
      <text:p text:style-name="P1">perhaps</text:p>
      <text:p text:style-name="P1">besides</text:p>
      <text:p text:style-name="P4">feasible</text:p>
      <text:p text:style-name="P4">very strangely</text:p>
      <text:p text:style-name="P4">solely</text:p>
      <text:p text:style-name="P4">goals</text:p>
      <text:p text:style-name="P4">beforehand</text:p>
      <text:p text:style-name="P4">cramps</text:p>
      <text:p text:style-name="P4">forcibly</text:p>
      <text:p text:style-name="P4">cought</text:p>
      <text:p text:style-name="P4">stance</text:p>
      <text:p text:style-name="P4"><text:span text:style-name="T1">stemmed and such and such</text:span></text:p>
      <text:p text:style-name="P4"><text:span text:style-name="T1">altoguether</text:span></text:p>
      <text:p text:style-name="P4"><text:span text:style-name="T1">whatever suits our purposes</text:span></text:p>
      <text:p text:style-name="P7"><text:span text:style-name="T1">purpose</text:span></text:p>
      <text:p text:style-name="P7"><text:span text:style-name="T1"/></text:p>
      <text:p text:style-name="P5"><text:span text:style-name="T1">suits</text:span></text:p>
      <text:p text:style-name="P5"><text:span text:style-name="T1">sort</text:span></text:p>
      <text:p text:style-name="P5"><text:span text:style-name="T1">raise, raised</text:span></text:p>
      <text:p text:style-name="P5"><text:span text:style-name="T1">concerned</text:span></text:p>
      <text:p text:style-name="P5"><text:span text:style-name="T1">surrounded</text:span></text:p>
      <text:p text:style-name="P5"><text:span text:style-name="T1"/></text:p>
      <text:p text:style-name="P5"><text:span text:style-name="T1"/></text:p>
      <text:p text:style-name="P6"><text:span text:style-name="T1">Dia 2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16:50:34.387002945</dc:date>
    <meta:editing-duration>PT2H3M10S</meta:editing-duration>
    <meta:editing-cycles>1</meta:editing-cycles>
    <meta:document-statistic meta:table-count="0" meta:image-count="0" meta:object-count="0" meta:page-count="1" meta:paragraph-count="33" meta:word-count="51" meta:character-count="318" meta:non-whitespace-character-count="300"/>
    <meta:generator>LibreOffice/7.3.7.2$Linux_X86_64 LibreOffice_project/30$Build-2</meta:generator>
  </office:meta>
</office:document-meta>
</file>